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ibliography_20_1">
      <style:text-properties officeooo:paragraph-rsid="000913b1"/>
    </style:style>
    <style:style style:name="P2" style:family="paragraph" style:parent-style-name="Bibliography_20_1">
      <style:text-properties officeooo:paragraph-rsid="000913b1" fo:background-color="#ff3333"/>
    </style:style>
    <style:style style:name="P3" style:family="paragraph" style:parent-style-name="Bibliography_20_1">
      <style:text-properties officeooo:paragraph-rsid="000913b1" fo:background-color="#ffff99"/>
    </style:style>
    <style:style style:name="P4" style:family="paragraph" style:parent-style-name="Bibliography_20_1">
      <style:text-properties officeooo:paragraph-rsid="000cc4e7"/>
    </style:style>
    <style:style style:name="P5" style:family="paragraph" style:parent-style-name="Bibliography_20_1">
      <style:text-properties officeooo:paragraph-rsid="000913b1"/>
    </style:style>
    <style:style style:name="P6" style:family="paragraph" style:parent-style-name="Bibliography_20_1">
      <style:text-properties officeooo:paragraph-rsid="000d6e12"/>
    </style:style>
    <style:style style:name="P7" style:family="paragraph" style:parent-style-name="Bibliography_20_1">
      <style:text-properties officeooo:paragraph-rsid="000ee5c2"/>
    </style:style>
    <style:style style:name="P8" style:family="paragraph" style:parent-style-name="Bibliography_20_1">
      <style:text-properties officeooo:paragraph-rsid="000f73b9"/>
    </style:style>
    <style:style style:name="P9" style:family="paragraph" style:parent-style-name="Bibliography_20_1">
      <style:text-properties officeooo:paragraph-rsid="000913b1" fo:background-color="#ffffff"/>
    </style:style>
    <style:style style:name="P10" style:family="paragraph" style:parent-style-name="Bibliography_20_1">
      <style:text-properties officeooo:paragraph-rsid="0010d238"/>
    </style:style>
    <style:style style:name="P11" style:family="paragraph" style:parent-style-name="Bibliography_20_1">
      <style:text-properties officeooo:paragraph-rsid="00122692"/>
    </style:style>
    <style:style style:name="T1" style:family="text">
      <style:text-properties style:font-name="Times new roman" style:font-name-complex="Times new roman"/>
    </style:style>
    <style:style style:name="T2" style:family="text">
      <style:text-properties style:font-name="Times new roman" officeooo:rsid="000913b1" style:font-name-complex="Times new roman"/>
    </style:style>
    <style:style style:name="T3" style:family="text">
      <style:text-properties officeooo:rsid="000913b1"/>
    </style:style>
    <style:style style:name="T4" style:family="text">
      <style:text-properties officeooo:rsid="0009ea1e"/>
    </style:style>
    <style:style style:name="T5" style:family="text">
      <style:text-properties officeooo:rsid="000ac171"/>
    </style:style>
    <style:style style:name="T6" style:family="text">
      <style:text-properties officeooo:rsid="000b4f2d"/>
    </style:style>
    <style:style style:name="T7" style:family="text">
      <style:text-properties fo:background-color="#ffffff" loext:char-shading-value="0"/>
    </style:style>
    <style:style style:name="T8" style:family="text">
      <style:text-properties officeooo:rsid="0010d238" fo:background-color="#ffffff" loext:char-shading-value="0"/>
    </style:style>
    <style:style style:name="T9" style:family="text">
      <style:text-properties officeooo:rsid="0011f799" fo:background-color="#ffffff" loext:char-shading-value="0"/>
    </style:style>
    <style:style style:name="T10" style:family="text">
      <style:text-properties officeooo:rsid="000b4f2d" fo:background-color="#ffcc00" loext:char-shading-value="0"/>
    </style:style>
    <style:style style:name="T11" style:family="text">
      <style:text-properties officeooo:rsid="000cc4e7"/>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officeooo:rsid="0011f799" fo:background-color="#ffff00" loext:char-shading-value="0"/>
    </style:style>
    <style:style style:name="T15" style:family="text">
      <style:text-properties officeooo:rsid="0010d238"/>
    </style:style>
    <style:style style:name="T16" style:family="text">
      <style:text-properties style:text-position="super 58%" officeooo:rsid="0011f799" fo:background-color="#ffffff" loext:char-shading-value="0"/>
    </style:style>
    <style:style style:name="T17" style:family="text">
      <style:text-properties style:text-position="0% 100%"/>
    </style:style>
    <style:style style:name="T18" style:family="text">
      <style:text-properties officeooo:rsid="0012269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ibliography_20_1"><text:span text:style-name="T1">Boichard, D., </text:span><text:span text:style-name="T2">V. </text:span><text:span text:style-name="T1">Ducrocq, </text:span><text:span text:style-name="T2">and S.</text:span><text:span text:style-name="T1"> Fritz. 2015. Sustainable dairy cattle selection in the genomic era. J. Anim. Breed. Genet. 132:135</text:span>–143. https://doi.org/10.1111/jbg.12150</text:p>
      <text:p text:style-name="P1">Cervantes, I., <text:span text:style-name="T3">F. </text:span>Goyache, <text:span text:style-name="T3">A.</text:span> Molina, <text:span text:style-name="T3">M.</text:span> Valera, <text:span text:style-name="T3">and J. P.</text:span> Gutiérrez. 2011. Estimation of effective population size from the rate of coancestry in pedigreed populations. J. Anim. Breed. Genet. 128:56–63. https://doi.org/10.1111/j.1439-0388.2010.00881.x</text:p>
      <text:p text:style-name="P1">Daetwyler, H.D., <text:span text:style-name="T3">B. </text:span>Villanueva, <text:span text:style-name="T3">P.</text:span> Bijma, <text:span text:style-name="T3">and J. A.</text:span> Woolliams. 2007. Inbreeding in genome-wide selection. J. Anim. Breed. Genet. 124:369–376.</text:p>
      <text:p text:style-name="P1">de Roos, A. P. W. 2011. Genomic selection in dairy cattle (PhD Thesis). Wageningen University, Wageningen, The Netherlands.</text:p>
      <text:p text:style-name="P1">de Roos, A. P. W., <text:span text:style-name="T4">C.</text:span> Schrooten, <text:span text:style-name="T4">R. F. </text:span>Veerkamp, <text:span text:style-name="T4">and J. A. M.</text:span> van Arendonk. 2011. Effects of genomic selection on genetic improvement, inbreeding, and merit of young versus proven <text:span text:style-name="T7">bulls. J. Dairy Sci. 94:1559–1567. https://doi.org/10.3168/jds.2010-3354</text:span></text:p>
      <text:p text:style-name="P9">Ducrocq, V., <text:span text:style-name="T4">D. </text:span>Laloe, <text:span text:style-name="T4">M.</text:span> Swaminathan, <text:span text:style-name="T4">X.</text:span> Rognon, <text:span text:style-name="T4">M.</text:span> Tixier-Boichard, <text:span text:style-name="T4">and T.</text:span> Zerjal. 2018. Genomics for Ruminants in Developing Countries: From Principles to Practice. Front. Genet. 9:<text:span text:style-name="T6">251</text:span>. <text:a xlink:type="simple" xlink:href="https://doi.org/10.3389/fgene.2018.00251" text:style-name="Internet_20_link" text:visited-style-name="Visited_20_Internet_20_Link">https://doi.org/10.3389/fgene.2018.00251</text:a></text:p>
      <text:p text:style-name="P10"><text:span text:style-name="T7">Falconer, D.S. </text:span><text:span text:style-name="T8">and T. F. C.</text:span><text:span text:style-name="T7"> Mackay. 1996. Introduction to Quantitative Genetics. </text:span><text:span text:style-name="T9">4</text:span><text:span text:style-name="T16">th</text:span><text:span text:style-name="T9"> e</text:span>d. Longmans Green, Harlow, Essex, UK.</text:p>
      <text:p text:style-name="P3">Faux, A.-M., <text:span text:style-name="T4">G. </text:span>Gorjanc, <text:span text:style-name="T4">R. C. </text:span>Gaynor, <text:span text:style-name="T4">M.</text:span> Battagin, <text:span text:style-name="T4">S. M.</text:span> Edwards, <text:span text:style-name="T4">D. L.</text:span> Wilson, <text:span text:style-name="T4">S. J.</text:span> Hearne, <text:span text:style-name="T4">S. </text:span>Gonen, <text:span text:style-name="T4">and J. M.</text:span> Hickey. 2016. AlphaSim: Software for Breeding Program Simulation. Plant Genome 9:<text:span text:style-name="T10">1-14</text:span><text:span text:style-name="T6">.</text:span> https://doi.org/10.3835/plantgenome2016.02.0013</text:p>
      <text:p text:style-name="P1">García-Ruiz, A., <text:span text:style-name="T4">J. B. </text:span>Cole, <text:span text:style-name="T4">P. M.</text:span> VanRaden, <text:span text:style-name="T4">G. R.</text:span> Wiggans, <text:span text:style-name="T4">F. J.</text:span> Ruiz-López, <text:span text:style-name="T4">and C. P. V.</text:span> Tassell. 2016. Changes in genetic selection differentials and generation intervals in US Holstein dairy cattle as a result of genomic selection. Proc. Natl. Acad. Sci. 113:<text:span text:style-name="T4">e</text:span>3995–<text:span text:style-name="T4">e</text:span>4004. https://doi.org/10.1073/pnas.1519061113</text:p>
      <text:p text:style-name="P1">Gorjanc, G., <text:span text:style-name="T4">R. C. </text:span>Gaynor, <text:span text:style-name="T4">and J. M.</text:span> Hickey. 2018. Optimal cross selection for long-term genetic gain in two-part programs with rapid recurrent genomic selection. Theor. Appl. Genet. 131:1953–1966. https://doi.org/10.1007/s00122-018-3125-3</text:p>
      <text:p text:style-name="P1">Gorjanc, G. <text:span text:style-name="T4">and J. M.</text:span> Hickey. 2018. AlphaMate: a program for optimizing selection, maintenance of diversity and mate allocation in breeding programs. Bioinformatics 34, 3408–3411. <text:a xlink:type="simple" xlink:href="https://doi.org/10.1093/bioinformatics/bty375" text:style-name="Internet_20_link" text:visited-style-name="Visited_20_Internet_20_Link">https://doi.org/10.1093/bioinformatics/bty375</text:a></text:p>
      <text:p text:style-name="P11">Henderson, <text:span text:style-name="T18">C.</text:span> R. 1984. Applications of Linear Models in Animal Breeding. University of Guelph, <text:span text:style-name="T18">Ontario, Canada.</text:span></text:p>
      <text:p text:style-name="P8">Jorjani, H. 2012. Genomic evaluation of BSW populations, InterGenomics: Results and Deliverables. Interbull Bul<text:span text:style-name="T13">l. </text:span><text:span text:style-name="T14">43:5-8.</text:span></text:p>
      <text:p text:style-name="P6">Kinghorn, B. P. 2011. An algorithm for efficient constrained mate selection. Genet. Sel. Evol. 43:4. https://doi.org/10.1186/1297-9686-43-4</text:p>
      <text:p text:style-name="P4">Legarra, A., <text:span text:style-name="T11">I. </text:span>Aguilar, <text:span text:style-name="T15">and I.</text:span> Misztal. 2009. A relationship matrix including full pedigree and genomic information. J. Dairy Sci. 92:4656–4663. https://doi.org/10.3168/jds.2009-2061</text:p>
      <text:p text:style-name="P1">Lillehammer, M., <text:span text:style-name="T4">T. H. E. </text:span>Meuwissen, <text:span text:style-name="T4">and A. K.</text:span> Sonesson. 2011. A comparison of dairy cattle breeding designs that use genomic selection. J. Dairy Sci. 94:493–500. <text:a xlink:type="simple" xlink:href="https://doi.org/10.3168/jds.2010-3518" text:style-name="Internet_20_link" text:visited-style-name="Visited_20_Internet_20_Link">https://doi.org/10.3168/jds.2010-3518</text:a></text:p>
      <text:p text:style-name="P2">Meuwissen, T.H.E., <text:span text:style-name="T4">A. K. </text:span>Sonesson, <text:span text:style-name="T4">and J. A.</text:span> Wooliams. 2018. Genomic management of inbreeding in breeding schemes. Presented at the World Congress on Genetics Applied to Livestock Production, Auckland, New Zealand.</text:p>
      <text:p text:style-name="P1">Misztal, I., <text:span text:style-name="T5">S. </text:span>Tsuruta, <text:span text:style-name="T5">T.</text:span> Strabel, <text:span text:style-name="T5">B.</text:span> Auvray, <text:span text:style-name="T5">T.</text:span> Druet, <text:span text:style-name="T5">and D. H.</text:span> Lee. 2002. BLUPF90 and related programs (BGF90). <text:span text:style-name="T5">Pages 1-2</text:span> in Proc. 7th World Congress on Genetics Applied to Livestock Production, Montpellier, France. Australian Egg Corporation, <text:span text:style-name="T6">Hurstville, NSW, Australia.</text:span></text:p>
      <text:p text:style-name="P1">Pérez-Enciso, M. 1995. Use of the uncertain relationship matrix to compute effective population size. J. Anim. Breed. Genet. 112:327–332. https://doi.org/10.1111/j.1439-0388.1995.tb00574.x</text:p>
      <text:p text:style-name="P1"><text:soft-page-break/>Pryce, J.E., <text:span text:style-name="T6">M. E. </text:span>Goddard, <text:span text:style-name="T6">H. W.</text:span> Raadsma, <text:span text:style-name="T6">and B. J.</text:span> Hayes. 2010. Deterministic models of breeding scheme designs that incorporate genomic selection. J. Dairy Sci. 93:5455–5466. https://doi.org/10.3168/jds.2010-3256</text:p>
      <text:p text:style-name="P1">Schaeffer, L.R. 2006. Strategy for applying genome-wide selection in dairy cattle. J. Anim. Breed. Genet. 123:218–223. https://doi.org/10.1111/j.1439-0388.2006.00595.x</text:p>
      <text:p text:style-name="P1">Sonesson, A.K., <text:span text:style-name="T6">J. A. </text:span>Woolliams, <text:span text:style-name="T6">and T. H. E.</text:span> Meuwissen. 2012. Genomic selection requires genomic control of inbreeding. Genet. Sel. Evol. 44:1–10. https://doi.org/10.1186/1297-9686-44-27</text:p>
      <text:p text:style-name="P1">Thomasen, J.R., <text:span text:style-name="T6">C. </text:span>Egger-Danner, <text:span text:style-name="T6">A.</text:span> Willam, <text:span text:style-name="T6">B.</text:span> Guldbrandtsen, <text:span text:style-name="T6">M. S.</text:span> Lund, M.S., <text:span text:style-name="T6">and A. C. </text:span>Sørensen. 2014. Genomic selection strategies in a small dairy cattle population evaluated for genetic gain and profit. J. Dairy Sci. 97:458–470. https://doi.org/10.3168/jds.2013-6599</text:p>
      <text:p text:style-name="P1">Weller, J.I., <text:span text:style-name="T6">E. </text:span>Ezra, <text:span text:style-name="T6">and M.</text:span> Ron, M. 2017. Invited review: A perspective on the future of genomic selection in dairy cattle. J. Dairy Sci. 100:8633–8644. https://doi.org/10.3168/jds.2017-12879</text:p>
      <text:p text:style-name="P1">Wiggans, G.R., <text:span text:style-name="T6">J. B. </text:span>Cole, <text:span text:style-name="T6">S. M.</text:span> Hubbard, <text:span text:style-name="T6">and T. S.</text:span> Sonstegard. 2017. Genomic Selection in Dairy Cattle: The USDA Experience. Annu. Rev. Anim. Biosci. 5:309–327. https://doi.org/10.1146/annurev-animal-021815-111422</text:p>
      <text:p text:style-name="P1">Woolliams, J.A., <text:span text:style-name="T6">P. </text:span>Berg, <text:span text:style-name="T6">B. S.</text:span> Dagnachew, <text:span text:style-name="T6">and T. H. E.</text:span> Meuwissen. 2015. Genetic contributions and their optimization. J. Anim. Breed. Genet. 132:89–99. <text:a xlink:type="simple" xlink:href="https://doi.org/10.1111/jbg.12148" text:style-name="Internet_20_link" text:visited-style-name="Visited_20_Internet_20_Link">https://doi.org/10.1111/jbg.12148</text:a></text:p>
      <text:p text:style-name="P7">Wright, S. 1922. Coefficients of Inbreeding and Relationship. Am. Nat. 56:330–338.</text:p>
      <text:p text:style-name="P1"/>
      <text:p text:style-name="Bibliography_20_1"><text:reference-mark-start text:name="ZOTERO_ITEM CSL_CITATION {&quot;citationID&quot;:&quot;8XoogSHf&quot;,&quot;properties&quot;:{&quot;formattedCitation&quot;:&quot;(Kinghorn, 2011)&quot;,&quot;plainCitation&quot;:&quot;(Kinghorn, 2011)&quot;,&quot;noteIndex&quot;:0},&quot;citationItems&quot;:[{&quot;id&quot;:5743,&quot;uris&quot;:[&quot;http://zotero.org/groups/231119/items/NCR6IFRH&quot;],&quot;uri&quot;:[&quot;http://zotero.org/groups/231119/items/NCR6IFRH&quot;],&quot;itemData&quot;:{&quot;id&quot;:5743,&quot;type&quot;:&quot;article-journal&quot;,&quot;title&quot;:&quot;An algorithm for efficient constrained mate selection&quot;,&quot;container-title&quot;:&quot;Genetics Selection Evolution&quot;,&quot;page&quot;:&quot;4&quot;,&quot;volume&quot;:&quot;43&quot;,&quot;source&quot;:&quot;BioMed Central&quot;,&quot;abstract&quot;:&quot;Mate selection can be used as a framework to balance key technical, cost and logistical issues while implementing a breeding program at a tactical level. The resulting mating lists accommodate optimal contributions of parents to future generations, in conjunction with other factors such as progeny inbreeding, connection between herds, use of reproductive technologies, management of the genetic distribution of nominated traits, and management of allele/genotype frequencies for nominated QTL/markers.&quot;,&quot;DOI&quot;:&quot;10.1186/1297-9686-43-4&quot;,&quot;ISSN&quot;:&quot;1297-9686&quot;,&quot;note&quot;:&quot;bibtex: kinghorn_algorithm_2011-1&quot;,&quot;journalAbbreviation&quot;:&quot;Genet Sel Evol&quot;,&quot;author&quot;:[{&quot;family&quot;:&quot;Kinghorn&quot;,&quot;given&quot;:&quot;Brian P.&quot;}],&quot;issued&quot;:{&quot;date-parts&quot;:[[&quot;2011&quot;,1,20]]}}}],&quot;schema&quot;:&quot;https://github.com/citation-style-language/schema/raw/master/csl-citation.json&quot;} RNDAb8EnEJyHc"/>(Kinghorn, 2011)<text:reference-mark-end text:name="ZOTERO_ITEM CSL_CITATION {&quot;citationID&quot;:&quot;8XoogSHf&quot;,&quot;properties&quot;:{&quot;formattedCitation&quot;:&quot;(Kinghorn, 2011)&quot;,&quot;plainCitation&quot;:&quot;(Kinghorn, 2011)&quot;,&quot;noteIndex&quot;:0},&quot;citationItems&quot;:[{&quot;id&quot;:5743,&quot;uris&quot;:[&quot;http://zotero.org/groups/231119/items/NCR6IFRH&quot;],&quot;uri&quot;:[&quot;http://zotero.org/groups/231119/items/NCR6IFRH&quot;],&quot;itemData&quot;:{&quot;id&quot;:5743,&quot;type&quot;:&quot;article-journal&quot;,&quot;title&quot;:&quot;An algorithm for efficient constrained mate selection&quot;,&quot;container-title&quot;:&quot;Genetics Selection Evolution&quot;,&quot;page&quot;:&quot;4&quot;,&quot;volume&quot;:&quot;43&quot;,&quot;source&quot;:&quot;BioMed Central&quot;,&quot;abstract&quot;:&quot;Mate selection can be used as a framework to balance key technical, cost and logistical issues while implementing a breeding program at a tactical level. The resulting mating lists accommodate optimal contributions of parents to future generations, in conjunction with other factors such as progeny inbreeding, connection between herds, use of reproductive technologies, management of the genetic distribution of nominated traits, and management of allele/genotype frequencies for nominated QTL/markers.&quot;,&quot;DOI&quot;:&quot;10.1186/1297-9686-43-4&quot;,&quot;ISSN&quot;:&quot;1297-9686&quot;,&quot;note&quot;:&quot;bibtex: kinghorn_algorithm_2011-1&quot;,&quot;journalAbbreviation&quot;:&quot;Genet Sel Evol&quot;,&quot;author&quot;:[{&quot;family&quot;:&quot;Kinghorn&quot;,&quot;given&quot;:&quot;Brian P.&quot;}],&quot;issued&quot;:{&quot;date-parts&quot;:[[&quot;2011&quot;,1,20]]}}}],&quot;schema&quot;:&quot;https://github.com/citation-style-language/schema/raw/master/csl-citation.json&quot;} RNDAb8EnEJyHc"/></text:p>
      <text:p text:style-name="Bibliography_20_1"><text:reference-mark-start text:name="ZOTERO_ITEM CSL_CITATION {&quot;citationID&quot;:&quot;Awi8Zf00&quot;,&quot;properties&quot;:{&quot;formattedCitation&quot;:&quot;(Jorjani, 2012)&quot;,&quot;plainCitation&quot;:&quot;(Jorjani, 2012)&quot;,&quot;noteIndex&quot;:0},&quot;citationItems&quot;:[{&quot;id&quot;:6208,&quot;uris&quot;:[&quot;http://zotero.org/users/2983590/items/SC6JZGFQ&quot;],&quot;uri&quot;:[&quot;http://zotero.org/users/2983590/items/SC6JZGFQ&quot;],&quot;itemData&quot;:{&quot;id&quot;:6208,&quot;type&quot;:&quot;article-journal&quot;,&quot;title&quot;:&quot;Genomic evaluation of BSW populations, InterGenomics: Results and Deliverables&quot;,&quot;container-title&quot;:&quot;Interbull Bulletin&quot;,&quot;volume&quot;:&quot;0&quot;,&quot;issue&quot;:&quot;43&quot;,&quot;source&quot;:&quot;journal.interbull.org&quot;,&quot;abstract&quot;:&quot;Genotype data on 4800 bulls from six populations (CHE, DEU-AUT, FRA, ITA, SVN, and the USA) were used to form a pooled reference population for international genomic evaluation of 10 traits, amounting to a total number of 50 population-trait combinations. Genetic correlations between MACE EBV/PA, and the DGV and GEBV values were compared. Further, the gain in reliability was also examined. Correlations of EBV/PA/DGV/GEBV and reliability gain were satisfactory and in agreement with the expectations. Validation of the international genomic evaluation model for the production trait protein yield was performed. The estimated regression coefficient, although very low, were not significantly different from their expectations. Therefore, it could be concluded that pooling of the genotype data and an international genomic evaluation based on the MACE EBV were possible and countries could pass the GEBV test.&quot;,&quot;URL&quot;:&quot;https://journal.interbull.org/index.php/ib/article/view/1250&quot;,&quot;ISSN&quot;:&quot;2001-340X&quot;,&quot;shortTitle&quot;:&quot;Genomic evaluation of BSW populations, InterGenomics&quot;,&quot;language&quot;:&quot;en&quot;,&quot;author&quot;:[{&quot;family&quot;:&quot;Jorjani&quot;,&quot;given&quot;:&quot;Hossein&quot;}],&quot;issued&quot;:{&quot;date-parts&quot;:[[&quot;2012&quot;,5,16]]},&quot;accessed&quot;:{&quot;date-parts&quot;:[[&quot;2019&quot;,3,14]]}}}],&quot;schema&quot;:&quot;https://github.com/citation-style-language/schema/raw/master/csl-citation.json&quot;} RNDm9g6DYKXM1"/>(Jorjani, 2012)<text:reference-mark-end text:name="ZOTERO_ITEM CSL_CITATION {&quot;citationID&quot;:&quot;Awi8Zf00&quot;,&quot;properties&quot;:{&quot;formattedCitation&quot;:&quot;(Jorjani, 2012)&quot;,&quot;plainCitation&quot;:&quot;(Jorjani, 2012)&quot;,&quot;noteIndex&quot;:0},&quot;citationItems&quot;:[{&quot;id&quot;:6208,&quot;uris&quot;:[&quot;http://zotero.org/users/2983590/items/SC6JZGFQ&quot;],&quot;uri&quot;:[&quot;http://zotero.org/users/2983590/items/SC6JZGFQ&quot;],&quot;itemData&quot;:{&quot;id&quot;:6208,&quot;type&quot;:&quot;article-journal&quot;,&quot;title&quot;:&quot;Genomic evaluation of BSW populations, InterGenomics: Results and Deliverables&quot;,&quot;container-title&quot;:&quot;Interbull Bulletin&quot;,&quot;volume&quot;:&quot;0&quot;,&quot;issue&quot;:&quot;43&quot;,&quot;source&quot;:&quot;journal.interbull.org&quot;,&quot;abstract&quot;:&quot;Genotype data on 4800 bulls from six populations (CHE, DEU-AUT, FRA, ITA, SVN, and the USA) were used to form a pooled reference population for international genomic evaluation of 10 traits, amounting to a total number of 50 population-trait combinations. Genetic correlations between MACE EBV/PA, and the DGV and GEBV values were compared. Further, the gain in reliability was also examined. Correlations of EBV/PA/DGV/GEBV and reliability gain were satisfactory and in agreement with the expectations. Validation of the international genomic evaluation model for the production trait protein yield was performed. The estimated regression coefficient, although very low, were not significantly different from their expectations. Therefore, it could be concluded that pooling of the genotype data and an international genomic evaluation based on the MACE EBV were possible and countries could pass the GEBV test.&quot;,&quot;URL&quot;:&quot;https://journal.interbull.org/index.php/ib/article/view/1250&quot;,&quot;ISSN&quot;:&quot;2001-340X&quot;,&quot;shortTitle&quot;:&quot;Genomic evaluation of BSW populations, InterGenomics&quot;,&quot;language&quot;:&quot;en&quot;,&quot;author&quot;:[{&quot;family&quot;:&quot;Jorjani&quot;,&quot;given&quot;:&quot;Hossein&quot;}],&quot;issued&quot;:{&quot;date-parts&quot;:[[&quot;2012&quot;,5,16]]},&quot;accessed&quot;:{&quot;date-parts&quot;:[[&quot;2019&quot;,3,14]]}}}],&quot;schema&quot;:&quot;https://github.com/citation-style-language/schema/raw/master/csl-citation.json&quot;} RNDm9g6DYKXM1"/></text:p>
      <text:p text:style-name="Bibliography_20_1"><text:reference-mark-start text:name="ZOTERO_ITEM CSL_CITATION {&quot;citationID&quot;:&quot;Nv0RIliS&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48KbSH18XY"/>(Falconer and Mackay, 1996)<text:reference-mark-end text:name="ZOTERO_ITEM CSL_CITATION {&quot;citationID&quot;:&quot;Nv0RIliS&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48KbSH18XY"/></text:p>
      <text:p text:style-name="Bibliography_20_1"><text:reference-mark-start text:name="ZOTERO_ITEM CSL_CITATION {&quot;citationID&quot;:&quot;M51qaEbE&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DOG3CEErD6"/>(Falconer and Mackay, 1996)<text:reference-mark-end text:name="ZOTERO_ITEM CSL_CITATION {&quot;citationID&quot;:&quot;M51qaEbE&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DOG3CEErD6"/></text:p>
      <text:p text:style-name="Bibliography_20_1"><text:reference-mark-start text:name="ZOTERO_ITEM CSL_CITATION {&quot;citationID&quot;:&quot;UkAiAke6&quot;,&quot;properties&quot;:{&quot;formattedCitation&quot;:&quot;(C. R. Henderson, 1984)&quot;,&quot;plainCitation&quot;:&quot;(C. R. Henderson, 1984)&quot;,&quot;noteIndex&quot;:0},&quot;citationItems&quot;:[{&quot;id&quot;:5297,&quot;uris&quot;:[&quot;http://zotero.org/users/2983590/items/KGCZI985&quot;],&quot;uri&quot;:[&quot;http://zotero.org/users/2983590/items/KGCZI985&quot;],&quot;itemData&quot;:{&quot;id&quot;:5297,&quot;type&quot;:&quot;article-journal&quot;,&quot;title&quot;:&quot;Applications of linear models in animal breeding.&quot;,&quot;container-title&quot;:&quot;Applications of linear models in animal breeding.&quot;,&quot;source&quot;:&quot;www.cabdirect.org&quot;,&quot;abstract&quot;:&quot;C.R. Henderson's contributions to animal breeding are substantial. He developed the mixed model equations, his methods 1, 2 and 3 for estimation of variance components, and a fast method to calculate the inverse of the numerator relationship matrix. In evaluating this important book, we should also consider how well it describes the work of a great scholar. On the positive side, Dr. Henderson has...&quot;,&quot;URL&quot;:&quot;https://www.cabdirect.org/cabdirect/abstract/19860193912&quot;,&quot;language&quot;:&quot;English&quot;,&quot;author&quot;:[{&quot;family&quot;:&quot;Henderson&quot;,&quot;given&quot;:&quot;C. R.&quot;}],&quot;issued&quot;:{&quot;date-parts&quot;:[[&quot;1984&quot;]]},&quot;accessed&quot;:{&quot;date-parts&quot;:[[&quot;2017&quot;,9,4]]}}}],&quot;schema&quot;:&quot;https://github.com/citation-style-language/schema/raw/master/csl-citation.json&quot;} RNDJLox4nFP7I"/>(C. R. Henderson, 1984)<text:reference-mark-end text:name="ZOTERO_ITEM CSL_CITATION {&quot;citationID&quot;:&quot;UkAiAke6&quot;,&quot;properties&quot;:{&quot;formattedCitation&quot;:&quot;(C. R. Henderson, 1984)&quot;,&quot;plainCitation&quot;:&quot;(C. R. Henderson, 1984)&quot;,&quot;noteIndex&quot;:0},&quot;citationItems&quot;:[{&quot;id&quot;:5297,&quot;uris&quot;:[&quot;http://zotero.org/users/2983590/items/KGCZI985&quot;],&quot;uri&quot;:[&quot;http://zotero.org/users/2983590/items/KGCZI985&quot;],&quot;itemData&quot;:{&quot;id&quot;:5297,&quot;type&quot;:&quot;article-journal&quot;,&quot;title&quot;:&quot;Applications of linear models in animal breeding.&quot;,&quot;container-title&quot;:&quot;Applications of linear models in animal breeding.&quot;,&quot;source&quot;:&quot;www.cabdirect.org&quot;,&quot;abstract&quot;:&quot;C.R. Henderson's contributions to animal breeding are substantial. He developed the mixed model equations, his methods 1, 2 and 3 for estimation of variance components, and a fast method to calculate the inverse of the numerator relationship matrix. In evaluating this important book, we should also consider how well it describes the work of a great scholar. On the positive side, Dr. Henderson has...&quot;,&quot;URL&quot;:&quot;https://www.cabdirect.org/cabdirect/abstract/19860193912&quot;,&quot;language&quot;:&quot;English&quot;,&quot;author&quot;:[{&quot;family&quot;:&quot;Henderson&quot;,&quot;given&quot;:&quot;C. R.&quot;}],&quot;issued&quot;:{&quot;date-parts&quot;:[[&quot;1984&quot;]]},&quot;accessed&quot;:{&quot;date-parts&quot;:[[&quot;2017&quot;,9,4]]}}}],&quot;schema&quot;:&quot;https://github.com/citation-style-language/schema/raw/master/csl-citation.json&quot;} RNDJLox4nFP7I"/></text:p>
      <text:p text:style-name="Bibliography_20_1"><text:reference-mark-start text:name="ZOTERO_ITEM CSL_CITATION {&quot;citationID&quot;:&quot;HHxR9VJw&quot;,&quot;properties&quot;:{&quot;formattedCitation&quot;:&quot;(Charles R. Henderson, 1984)&quot;,&quot;plainCitation&quot;:&quot;(Charles R. Henderson, 1984)&quot;,&quot;noteIndex&quot;:0},&quot;citationItems&quot;:[{&quot;id&quot;:467,&quot;uris&quot;:[&quot;http://zotero.org/groups/231119/items/RXKUGCWE&quot;],&quot;uri&quot;:[&quot;http://zotero.org/groups/231119/items/RXKUGCWE&quot;],&quot;itemData&quot;:{&quot;id&quot;:467,&quot;type&quot;:&quot;book&quot;,&quot;title&quot;:&quot;Applications of Linear Models in Animal Breeding&quot;,&quot;publisher&quot;:&quot;University of Guelph&quot;,&quot;number-of-pages&quot;:&quot;462&quot;,&quot;source&quot;:&quot;Google Books&quot;,&quot;ISBN&quot;:&quot;978-0-88955-030-8&quot;,&quot;note&quot;:&quot;bibtex: henderson_applications_1984&quot;,&quot;language&quot;:&quot;en&quot;,&quot;author&quot;:[{&quot;family&quot;:&quot;Henderson&quot;,&quot;given&quot;:&quot;Charles R.&quot;}],&quot;issued&quot;:{&quot;date-parts&quot;:[[&quot;1984&quot;]]}}}],&quot;schema&quot;:&quot;https://github.com/citation-style-language/schema/raw/master/csl-citation.json&quot;} RNDcfFyXz918r"/>(Charles R. Henderson, 1984)<text:reference-mark-end text:name="ZOTERO_ITEM CSL_CITATION {&quot;citationID&quot;:&quot;HHxR9VJw&quot;,&quot;properties&quot;:{&quot;formattedCitation&quot;:&quot;(Charles R. Henderson, 1984)&quot;,&quot;plainCitation&quot;:&quot;(Charles R. Henderson, 1984)&quot;,&quot;noteIndex&quot;:0},&quot;citationItems&quot;:[{&quot;id&quot;:467,&quot;uris&quot;:[&quot;http://zotero.org/groups/231119/items/RXKUGCWE&quot;],&quot;uri&quot;:[&quot;http://zotero.org/groups/231119/items/RXKUGCWE&quot;],&quot;itemData&quot;:{&quot;id&quot;:467,&quot;type&quot;:&quot;book&quot;,&quot;title&quot;:&quot;Applications of Linear Models in Animal Breeding&quot;,&quot;publisher&quot;:&quot;University of Guelph&quot;,&quot;number-of-pages&quot;:&quot;462&quot;,&quot;source&quot;:&quot;Google Books&quot;,&quot;ISBN&quot;:&quot;978-0-88955-030-8&quot;,&quot;note&quot;:&quot;bibtex: henderson_applications_1984&quot;,&quot;language&quot;:&quot;en&quot;,&quot;author&quot;:[{&quot;family&quot;:&quot;Henderson&quot;,&quot;given&quot;:&quot;Charles R.&quot;}],&quot;issued&quot;:{&quot;date-parts&quot;:[[&quot;1984&quot;]]}}}],&quot;schema&quot;:&quot;https://github.com/citation-style-language/schema/raw/master/csl-citation.json&quot;} RNDcfFyXz918r"/></text:p>
      <text:p text:style-name="Bibliography_20_1"/>
      <text:section text:style-name="Sect1" text:name="ZOTERO_BIBL {&quot;uncited&quot;:[],&quot;omitted&quot;:[],&quot;custom&quot;:[]} CSL_BIBLIOGRAPHY RNDNr3l3TFvlf">
        <text:p text:style-name="Bibliography_20_1">Falconer, D.S., Mackay, T.F.C., 1996. Introduction to Quantitative Genetics. Longman.</text:p>
        <text:p text:style-name="Bibliography_20_1">Henderson, C. R., 1984. Applications of linear models in animal breeding. Appl. Linear Models Anim. Breed.</text:p>
        <text:p text:style-name="Bibliography_20_1">Henderson, Charles R., 1984. Applications of Linear Models in Animal Breeding. University of Guelph.</text:p>
        <text:p text:style-name="Bibliography_20_1">Jorjani, H., 2012. Genomic evaluation of BSW populations, InterGenomics: Results and Deliverables. Interbull Bull. 0.</text:p>
        <text:p text:style-name="Bibliography_20_1">Kinghorn, B.P., 2011. An algorithm for efficient constrained mate selection. Genet. Sel. Evol. 43, 4. https://doi.org/10.1186/1297-9686-43-4</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09:04:43.736066796</meta:creation-date>
    <dc:date>2019-03-19T08:42:18.801760220</dc:date>
    <meta:editing-duration>P4DT1H20M5S</meta:editing-duration>
    <meta:editing-cycles>3</meta:editing-cycles>
    <meta:generator>LibreOffice/5.1.6.2$Linux_X86_64 LibreOffice_project/10m0$Build-2</meta:generator>
    <meta:document-statistic meta:table-count="0" meta:image-count="0" meta:object-count="0" meta:page-count="2" meta:paragraph-count="38" meta:word-count="803" meta:character-count="5950" meta:non-whitespace-character-count="5203"/>
    <meta:user-defined meta:name="ZOTERO_PREF_1">&lt;data data-version="3" zotero-version="5.0.62"&gt;&lt;session id="Kw0lq7ZF"/&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